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ch 2009 lud die Fachschaft Physik zum alljährlichen Sommerfest ein, vor der Pyramide zu feiern, zu trinken und zu essen. Bei herrlichem Sommerwetter am 24.6.2009 wurde wie jedes Jahr <text:s/>ein Volleyballturnier, sowie ein Konstruktionswettbewerb durchgeführt, zu denen sich mehrere Teams gemeldet hatten. Durch glänzende Organisation der Fachschaft wurden Würstchen vom Grill und allerlei Alkoholische und nicht Alkoholische Getränke angeboten. </text:p>
      <text:p text:style-name="Standard">Die Wiese vor der Pyramide wurde zu einem Volleyballstadion umfunktioniert und ab 12 Uhr mittags ging es dann auch los. Anfangs wurde insbesondere in den 4 Gruppen des Volleyballturniers heiß um den Gruppensieg gekämpft, denn nur die ersten beiden kamen in die Endrunde weiter. Nebenbei konnte man das Wetter auf den zahlreichen Bänken bei einer Flasche Bier und einer frischen Bratwurst genießen und den anderen bei der körperlichen Ertüchtigung zusehen. Nach der Vorrunde des Volleyballturniers wurde dann der Konstruktionswettbewerb gestartet. Die Aufgabe war es ein Wasserraketenauto zu konstruieren, welches aus der Pyramide startend den weitesten Satz auf die Wiese (oder auch dahinter) macht. Außerdem wurden Aussehen und Stabilität des Fahrzeugs bewertet. Jede Crew hatte 3 Versuche den weitesten Satz zu landen. Doch der Wettbewerb startete mit einer Überraschung, da Prof. Wessels selbst als Wasserrakete durch die Pyramide saust, mit 3,80m allerdings nur den Trostpreis erreichte. Danach schoss das erste Team mit dem Aufwand, einen Kompressor zu benutzen, ihr Raketenauto weit aus der Pyramide heraus. Die nächsten Teams hatten an deren Weite zu knabbern, bis das vierte Team kam, welches mit einem hervorragend aerodynamisch geformten Raketenauto die erste Rekordmarke egalisierte. Die Entscheidung zum Gewinner fiel der Jury danach denkbar leicht, denn das formschöne Raketenauto des vierten Teams gefiel der Jury sofort. So gewann das Team den goldenen Pyramidenpokal durch einen hauchdünnen Vorsprung in der Designnote.</text:p>
      <text:p text:style-name="Standard">Nach dieser Ruhepause (in der manch eine Mannschaft etwas zuviel Bier trank) wurde die Endrunde Volleyball gespielt, in der sich für das Finale zwei Teams herauskristallisierten, die auch schon in der Vorrunde gegeneinander gespielt hatten. Der vorherige Gruppensieger hatte dort noch knapp gewonnen, doch im Finale hatte sich das konkurrierende Team stark verbessert und konnte klar in 2 Sätzen siegen.</text:p>
      <text:p text:style-name="Standard">Nach diesem Showdown ging es zur Siegerehrung und langsam zum Ende der Veranstaltung über. Für manchen sollte es noch eine lange Nacht werden, andere kurierten ihren nagelneuen Sonnenbrand lieber direkt zuhause.</text:p>
      <text:p text:style-name="Standard">Ein langes und erfolgreiches Sommerf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8T01:54:10</meta:creation-date>
    <meta:document-statistic meta:table-count="0" meta:image-count="0" meta:object-count="0" meta:page-count="1" meta:paragraph-count="5" meta:word-count="379" meta:character-count="2634"/>
    <dc:date>2009-09-28T01:54:51</dc:date>
    <meta:editing-duration>PT00H00M41S</meta:editing-duration>
    <meta:editing-cycles>1</meta:editing-cycles>
    <meta:generator>OpenOffice.org/3.1$Unix OpenOffice.org_project/310m19$Build-9420</meta:generator>
  </office:meta>
</office:document-meta>
</file>